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style>
    <style:style style:name="P104" style:family="paragraph" style:parent-style-name="Text_20_body">
      <style:paragraph-properties fo:margin-top="0.079cm" fo:margin-bottom="0.002cm" style:contextual-spacing="false"/>
      <style:text-properties fo:font-size="10pt" style:font-size-asian="10pt"/>
    </style:style>
    <style:style style:name="P105" style:family="paragraph" style:parent-style-name="Table_20_Paragraph">
      <style:paragraph-properties fo:margin-left="0.007cm" fo:margin-right="0cm" fo:margin-top="0.002cm" fo:margin-bottom="0cm" style:contextual-spacing="false" fo:text-align="center" style:justify-single-word="false"/>
    </style:style>
    <style:style style:name="P106" style:family="paragraph" style:parent-style-name="Table_20_Paragraph">
      <style:paragraph-properties fo:margin-left="0.182cm" fo:margin-right="0.083cm" style:line-height-at-least="0.476cm" fo:text-indent="-0.074cm" style:auto-text-indent="false"/>
    </style:style>
    <style:style style:name="P107" style:family="paragraph" style:parent-style-name="Table_20_Paragraph">
      <style:paragraph-properties fo:margin-left="0.473cm" fo:margin-right="0cm" style:line-height-at-least="0.476cm" fo:text-indent="-0.393cm" style:auto-text-indent="false"/>
    </style:style>
    <style:style style:name="P108" style:family="paragraph" style:parent-style-name="Table_20_Paragraph">
      <style:paragraph-properties fo:margin-left="0.206cm" fo:margin-right="0cm" fo:margin-top="0.002cm" fo:margin-bottom="0cm" style:contextual-spacing="false"/>
    </style:style>
    <style:style style:name="P109" style:family="paragraph" style:parent-style-name="Table_20_Paragraph">
      <style:paragraph-properties fo:margin-left="1.125cm" fo:margin-right="0cm" style:line-height-at-least="0.476cm" fo:text-indent="-1.021cm" style:auto-text-indent="false"/>
    </style:style>
    <style:style style:name="P110" style:family="paragraph" style:parent-style-name="Table_20_Paragraph">
      <style:paragraph-properties fo:margin-left="0.273cm" fo:margin-right="0cm" fo:margin-top="0.002cm" fo:margin-bottom="0cm" style:contextual-spacing="false"/>
    </style:style>
    <style:style style:name="P111" style:family="paragraph" style:parent-style-name="Table_20_Paragraph">
      <style:paragraph-properties fo:margin-left="0.21cm" fo:margin-right="0.104cm" style:line-height-at-least="0.476cm" fo:text-indent="-0.086cm" style:auto-text-indent="false"/>
    </style:style>
    <style:style style:name="P112" style:family="paragraph" style:parent-style-name="Table_20_Paragraph">
      <style:paragraph-properties fo:margin-left="0.492cm" fo:margin-right="0.129cm" style:line-height-at-least="0.476cm" fo:text-indent="-0.342cm" style:auto-text-indent="false"/>
    </style:style>
    <style:style style:name="P113" style:family="paragraph" style:parent-style-name="Table_20_Paragraph">
      <style:paragraph-properties fo:margin-left="0.155cm" fo:margin-right="0cm" fo:margin-top="0.002cm" fo:margin-bottom="0cm" style:contextual-spacing="false"/>
    </style:style>
    <style:style style:name="P114" style:family="paragraph" style:parent-style-name="Table_20_Paragraph">
      <style:paragraph-properties fo:margin-left="0.201cm" fo:margin-right="0cm" fo:margin-top="0.002cm" fo:margin-bottom="0cm" style:contextual-spacing="false"/>
    </style:style>
    <style:style style:name="P115" style:family="paragraph" style:parent-style-name="Table_20_Paragraph">
      <style:paragraph-properties fo:margin-left="0.136cm" fo:margin-right="0cm" fo:line-height="0.466cm" fo:text-align="center" style:justify-single-word="false"/>
    </style:style>
    <style:style style:name="P116" style:family="paragraph" style:parent-style-name="Table_20_Paragraph">
      <style:paragraph-properties fo:margin-left="0.048cm" fo:margin-right="0cm" fo:line-height="0.466cm"/>
    </style:style>
    <style:style style:name="P117" style:family="paragraph" style:parent-style-name="Table_20_Paragraph">
      <style:paragraph-properties fo:margin-left="0.52cm" fo:margin-right="0cm" fo:line-height="0.466cm"/>
    </style:style>
    <style:style style:name="P118" style:family="paragraph" style:parent-style-name="Table_20_Paragraph">
      <style:paragraph-properties fo:margin-left="0.52cm" fo:margin-right="0cm"/>
    </style:style>
    <style:style style:name="P119" style:family="paragraph" style:parent-style-name="Table_20_Paragraph">
      <style:paragraph-properties fo:margin-left="0.049cm" fo:margin-right="0cm"/>
    </style:style>
    <style:style style:name="P120" style:family="paragraph" style:parent-style-name="Table_20_Paragraph">
      <style:paragraph-properties fo:margin-left="0.049cm" fo:margin-right="0cm" fo:line-height="0.429cm"/>
    </style:style>
    <style:style style:name="P121" style:family="paragraph" style:parent-style-name="Table_20_Paragraph">
      <style:paragraph-properties fo:margin-left="0.136cm" fo:margin-right="0cm" fo:margin-top="0.004cm" fo:margin-bottom="0cm" style:contextual-spacing="false" fo:text-align="center" style:justify-single-word="false"/>
    </style:style>
    <style:style style:name="P122" style:family="paragraph" style:parent-style-name="Table_20_Paragraph">
      <style:paragraph-properties fo:margin-left="0.048cm" fo:margin-right="0cm" fo:margin-top="0.004cm" fo:margin-bottom="0cm" style:contextual-spacing="false"/>
    </style:style>
    <style:style style:name="P123" style:family="paragraph" style:parent-style-name="Table_20_Paragraph">
      <style:paragraph-properties fo:margin-left="0.52cm" fo:margin-right="0cm" fo:margin-top="0.004cm" fo:margin-bottom="0cm" style:contextual-spacing="false"/>
    </style:style>
    <style:style style:name="P124" style:family="paragraph" style:parent-style-name="Table_20_Paragraph">
      <style:paragraph-properties fo:margin-left="0.52cm" fo:margin-right="0cm" fo:line-height="0.43cm"/>
    </style:style>
    <style:style style:name="P125" style:family="paragraph" style:parent-style-name="Table_20_Paragraph">
      <style:paragraph-properties fo:margin-left="0.049cm" fo:margin-right="0cm" style:line-height-at-least="0.476cm"/>
    </style:style>
    <style:style style:name="P126" style:family="paragraph" style:parent-style-name="Table_20_Paragraph">
      <style:paragraph-properties fo:margin-left="0.859cm" fo:margin-right="0cm" fo:margin-top="0.004cm" fo:margin-bottom="0cm" style:contextual-spacing="false"/>
    </style:style>
    <style:style style:name="P127" style:family="paragraph" style:parent-style-name="Table_20_Paragraph">
      <style:paragraph-properties fo:margin-left="0.859cm" fo:margin-right="0cm" fo:line-height="0.43cm"/>
    </style:style>
    <style:style style:name="P128" style:family="paragraph" style:parent-style-name="Table_20_Paragraph">
      <style:paragraph-properties fo:margin-left="0cm" fo:margin-right="0.034cm" fo:margin-top="0.004cm" fo:margin-bottom="0cm" style:contextual-spacing="false" fo:text-align="end" style:justify-single-word="false"/>
    </style:style>
    <style:style style:name="P129" style:family="paragraph" style:parent-style-name="Table_20_Paragraph">
      <style:paragraph-properties fo:margin-left="0.136cm" fo:margin-right="0cm" fo:line-height="0.467cm" fo:text-align="center" style:justify-single-word="false"/>
    </style:style>
    <style:style style:name="P130" style:family="paragraph" style:parent-style-name="Table_20_Paragraph">
      <style:paragraph-properties fo:margin-left="0.048cm" fo:margin-right="0cm" fo:line-height="0.467cm"/>
    </style:style>
    <style:style style:name="P131" style:family="paragraph" style:parent-style-name="Table_20_Paragraph">
      <style:paragraph-properties fo:margin-left="0.52cm" fo:margin-right="0cm" fo:line-height="0.467cm"/>
    </style:style>
    <style:style style:name="P132" style:family="paragraph" style:parent-style-name="Table_20_Paragraph">
      <style:paragraph-properties fo:margin-left="0.049cm" fo:margin-right="0cm" fo:line-height="0.467cm"/>
    </style:style>
    <style:style style:name="P133" style:family="paragraph" style:parent-style-name="Table_20_Paragraph">
      <style:paragraph-properties fo:margin-left="0cm" fo:margin-right="0.039cm" fo:line-height="0.467cm" fo:text-align="end" style:justify-single-word="false"/>
    </style:style>
    <style:style style:name="P134" style:family="paragraph" style:parent-style-name="Table_20_Paragraph">
      <style:paragraph-properties fo:margin-left="0cm" fo:margin-right="0.035cm" fo:line-height="0.467cm" fo:text-align="end" style:justify-single-word="false"/>
    </style:style>
    <style:style style:name="P135" style:family="paragraph" style:parent-style-name="Table_20_Paragraph">
      <style:paragraph-properties fo:margin-left="0.769cm" fo:margin-right="0cm" fo:line-height="0.467cm"/>
    </style:style>
    <style:style style:name="P136" style:family="paragraph" style:parent-style-name="Text_20_body">
      <style:paragraph-properties fo:margin-left="0.252cm" fo:margin-right="0cm" fo:margin-top="0.478cm" fo:margin-bottom="0cm" style:contextual-spacing="false" fo:text-align="justify" style:justify-single-word="false"/>
    </style:style>
    <style:style style:name="P137" style:family="paragraph" style:parent-style-name="Text_20_body" style:master-page-name="Converted3">
      <style:paragraph-properties style:page-number="auto"/>
    </style:style>
    <style:style style:name="P138" style:family="paragraph" style:parent-style-name="Text_20_body">
      <style:paragraph-properties fo:margin-top="0.011cm" fo:margin-bottom="0cm" style:contextual-spacing="false"/>
    </style:style>
    <style:style style:name="P139" style:family="paragraph" style:parent-style-name="Table_20_Paragraph">
      <style:paragraph-properties fo:margin-left="0cm" fo:margin-right="0.064cm" fo:margin-top="0.002cm" fo:margin-bottom="0cm" style:contextual-spacing="false" fo:text-align="end" style:justify-single-word="false"/>
    </style:style>
    <style:style style:name="P140" style:family="paragraph" style:parent-style-name="Table_20_Paragraph">
      <style:paragraph-properties fo:margin-left="0.527cm" fo:margin-right="0cm" fo:margin-top="0.002cm" fo:margin-bottom="0cm" style:contextual-spacing="false"/>
    </style:style>
    <style:style style:name="P141" style:family="paragraph" style:parent-style-name="Table_20_Paragraph">
      <style:paragraph-properties fo:margin-left="1.169cm" fo:margin-right="0.028cm" style:line-height-at-least="0.476cm" fo:text-indent="-1.03cm" style:auto-text-indent="false"/>
    </style:style>
    <style:style style:name="P142" style:family="paragraph" style:parent-style-name="Table_20_Paragraph">
      <style:paragraph-properties fo:margin-left="1.132cm" fo:margin-right="0.102cm" style:line-height-at-least="0.476cm" fo:text-indent="-1.02cm" style:auto-text-indent="false"/>
    </style:style>
    <style:style style:name="P143" style:family="paragraph" style:parent-style-name="Table_20_Paragraph">
      <style:paragraph-properties fo:margin-left="0.93cm" fo:margin-right="0cm" style:line-height-at-least="0.476cm" fo:text-indent="-0.817cm" style:auto-text-indent="false"/>
    </style:style>
    <style:style style:name="P144" style:family="paragraph" style:parent-style-name="Table_20_Paragraph">
      <style:paragraph-properties fo:margin-left="1.032cm" fo:margin-right="0.088cm" style:line-height-at-least="0.476cm" fo:text-indent="-0.931cm" style:auto-text-indent="false"/>
    </style:style>
    <style:style style:name="P145" style:family="paragraph" style:parent-style-name="Table_20_Paragraph">
      <style:paragraph-properties fo:margin-left="0cm" fo:margin-right="0.092cm" fo:margin-top="0.002cm" fo:margin-bottom="0cm" style:contextual-spacing="false" fo:text-align="end" style:justify-single-word="false"/>
    </style:style>
    <style:style style:name="P146" style:family="paragraph" style:parent-style-name="Table_20_Paragraph">
      <style:paragraph-properties fo:margin-left="0.049cm" fo:margin-right="0cm" fo:line-height="0.466cm"/>
    </style:style>
    <style:style style:name="P147" style:family="paragraph" style:parent-style-name="Table_20_Paragraph">
      <style:paragraph-properties fo:margin-left="0.049cm" fo:margin-right="0cm" fo:line-height="0.43cm"/>
    </style:style>
    <style:style style:name="P148" style:family="paragraph" style:parent-style-name="Table_20_Paragraph">
      <style:paragraph-properties fo:margin-left="0.049cm" fo:margin-right="0cm" fo:margin-top="0.002cm" fo:margin-bottom="0cm" style:contextual-spacing="false"/>
    </style:style>
    <style:style style:name="P149" style:family="paragraph" style:parent-style-name="Table_20_Paragraph">
      <style:paragraph-properties fo:margin-left="0.048cm" fo:margin-right="0cm" fo:margin-top="0.002cm" fo:margin-bottom="0cm" style:contextual-spacing="false"/>
    </style:style>
    <style:style style:name="P150" style:family="paragraph" style:parent-style-name="Table_20_Paragraph">
      <style:paragraph-properties fo:margin-left="0cm" fo:margin-right="0.037cm" fo:line-height="0.452cm" fo:text-align="end" style:justify-single-word="false"/>
    </style:style>
    <style:style style:name="P151" style:family="paragraph" style:parent-style-name="Table_20_Paragraph">
      <style:paragraph-properties fo:margin-left="0.049cm" fo:margin-right="0cm" fo:line-height="0.452cm"/>
    </style:style>
    <style:style style:name="P152" style:family="paragraph" style:parent-style-name="Table_20_Paragraph">
      <style:paragraph-properties fo:margin-left="0cm" fo:margin-right="0.039cm" fo:line-height="0.452cm" fo:text-align="end" style:justify-single-word="false"/>
    </style:style>
    <style:style style:name="P153" style:family="paragraph" style:parent-style-name="Table_20_Paragraph">
      <style:paragraph-properties fo:margin-left="0.048cm" fo:margin-right="0cm" fo:line-height="0.452cm"/>
    </style:style>
    <style:style style:name="P154" style:family="paragraph" style:parent-style-name="Table_20_Paragraph">
      <style:paragraph-properties fo:margin-left="0.049cm" fo:margin-right="0.633cm" style:line-height-at-least="0.476cm"/>
    </style:style>
    <style:style style:name="P155" style:family="paragraph" style:parent-style-name="Table_20_Paragraph">
      <style:paragraph-properties fo:margin-left="0.049cm" fo:margin-right="0cm" fo:margin-top="0.004cm" fo:margin-bottom="0cm" style:contextual-spacing="false"/>
    </style:style>
    <style:style style:name="P156" style:family="paragraph" style:parent-style-name="Table_20_Paragraph">
      <style:paragraph-properties fo:margin-left="0cm" fo:margin-right="0.037cm" fo:line-height="0.467cm" fo:text-align="end" style:justify-single-word="false"/>
    </style:style>
    <style:style style:name="P157" style:family="paragraph" style:parent-style-name="Text_20_body">
      <style:paragraph-properties fo:margin-left="0.252cm" fo:margin-right="0cm" fo:margin-top="0.478cm" fo:margin-bottom="0cm" style:contextual-spacing="false"/>
    </style:style>
    <style:style style:name="P158" style:family="paragraph" style:parent-style-name="Text_20_body">
      <style:paragraph-properties fo:margin-top="0.101cm" fo:margin-bottom="0cm" style:contextual-spacing="false"/>
    </style:style>
    <style:style style:name="P159" style:family="paragraph" style:parent-style-name="Text_20_body">
      <style:paragraph-properties fo:margin-left="0.252cm" fo:margin-right="0.878cm" fo:margin-top="0.101cm" fo:margin-bottom="0cm" style:contextual-spacing="false"/>
    </style:style>
    <style:style style:name="P160" style:family="paragraph" style:parent-style-name="Text_20_body">
      <style:paragraph-properties fo:margin-top="0.268cm" fo:margin-bottom="0cm" style:contextual-spacing="false"/>
      <style:text-properties fo:font-size="10pt" style:font-size-asian="10pt"/>
    </style:style>
    <style:style style:name="P161" style:family="paragraph" style:parent-style-name="Text_20_body">
      <style:paragraph-properties fo:margin-top="0.288cm" fo:margin-bottom="0cm" style:contextual-spacing="false"/>
    </style:style>
    <style:style style:name="P162" style:family="paragraph" style:parent-style-name="Text_20_body">
      <style:paragraph-properties fo:margin-left="0.252cm" fo:margin-right="0cm" fo:margin-top="0cm" fo:margin-bottom="0cm" style:contextual-spacing="false"/>
    </style:style>
    <style:style style:name="P163" style:family="paragraph" style:parent-style-name="Text_20_body" style:master-page-name="Converted4">
      <style:paragraph-properties style:page-number="auto"/>
    </style:style>
    <style:style style:name="P164" style:family="paragraph" style:parent-style-name="Text_20_body">
      <style:paragraph-properties fo:margin-left="0.252cm" fo:margin-right="0.762cm" fo:margin-top="0.201cm" fo:margin-bottom="0cm" style:contextual-spacing="false" fo:text-align="justify" style:justify-single-word="false"/>
    </style:style>
    <style:style style:name="P165" style:family="paragraph" style:parent-style-name="Heading_20_1">
      <style:paragraph-properties fo:margin-top="0.201cm" fo:margin-bottom="0.095cm" style:contextual-spacing="false"/>
      <style:text-properties fo:letter-spacing="-0.004cm"/>
    </style:style>
    <style:style style:name="P166" style:family="paragraph" style:parent-style-name="Table_20_Paragraph">
      <style:paragraph-properties fo:margin-left="0.097cm" fo:margin-right="0cm" fo:margin-top="0.099cm" fo:margin-bottom="0cm" style:contextual-spacing="false"/>
    </style:style>
    <style:style style:name="P167" style:family="paragraph" style:parent-style-name="Table_20_Paragraph">
      <style:paragraph-properties fo:margin-left="0.095cm" fo:margin-right="0cm" fo:margin-top="0.099cm" fo:margin-bottom="0cm" style:contextual-spacing="false"/>
    </style:style>
    <style:style style:name="P168" style:family="paragraph" style:parent-style-name="Table_20_Paragraph">
      <style:paragraph-properties fo:margin-left="0.097cm" fo:margin-right="0.212cm" fo:margin-top="0.099cm" fo:margin-bottom="0cm" style:contextual-spacing="false"/>
    </style:style>
    <style:style style:name="P169" style:family="paragraph" style:parent-style-name="Table_20_Paragraph">
      <style:paragraph-properties fo:margin-left="0.095cm" fo:margin-right="1.334cm" fo:margin-top="0.101cm" fo:margin-bottom="0cm" style:contextual-spacing="false" fo:text-align="justify" style:justify-single-word="false"/>
    </style:style>
    <style:style style:name="P170" style:family="paragraph" style:parent-style-name="Table_20_Paragraph">
      <style:paragraph-properties fo:margin-left="0.097cm" fo:margin-right="0.45cm" fo:margin-top="0.101cm" fo:margin-bottom="0cm" style:contextual-spacing="false" fo:text-align="justify" style:justify-single-word="false"/>
    </style:style>
    <style:style style:name="P171" style:family="paragraph" style:parent-style-name="Table_20_Paragraph">
      <style:paragraph-properties fo:margin-left="0.095cm" fo:margin-right="1.355cm" fo:margin-top="0.101cm" fo:margin-bottom="0cm" style:contextual-spacing="false"/>
    </style:style>
    <style:style style:name="P172" style:family="paragraph" style:parent-style-name="Table_20_Paragraph">
      <style:paragraph-properties fo:margin-left="0.095cm" fo:margin-right="1.325cm" fo:margin-top="0.101cm" fo:margin-bottom="0cm" style:contextual-spacing="false"/>
    </style:style>
    <style:style style:name="P173" style:family="paragraph" style:parent-style-name="Table_20_Paragraph">
      <style:paragraph-properties fo:margin-left="0.097cm" fo:margin-right="0.212cm" fo:margin-top="0.101cm" fo:margin-bottom="0cm" style:contextual-spacing="false"/>
    </style:style>
    <style:style style:name="P174" style:family="paragraph" style:parent-style-name="Table_20_Paragraph">
      <style:paragraph-properties fo:margin-left="0.095cm" fo:margin-right="0.277cm" fo:margin-top="0.101cm" fo:margin-bottom="0cm" style:contextual-spacing="false"/>
    </style:style>
    <style:style style:name="P175" style:family="paragraph" style:parent-style-name="Text_20_body">
      <style:paragraph-properties fo:margin-left="0.252cm" fo:margin-right="0cm" fo:margin-top="0.101cm" fo:margin-bottom="0cm" style:contextual-spacing="false"/>
      <style:text-properties fo:letter-spacing="-0.004cm"/>
    </style:style>
    <style:style style:name="P176"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7"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8"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79" style:family="paragraph" style:parent-style-name="Text_20_body">
      <style:paragraph-properties fo:margin-top="0.176cm" fo:margin-bottom="0cm" style:contextual-spacing="false"/>
    </style:style>
    <style:style style:name="P180" style:family="paragraph" style:parent-style-name="Text_20_body">
      <style:paragraph-properties fo:margin-left="0.252cm" fo:margin-right="0cm" fo:margin-top="0.277cm" fo:margin-bottom="0cm" style:contextual-spacing="false"/>
    </style:style>
    <style:style style:name="P181" style:family="paragraph" style:parent-style-name="Text_20_body">
      <style:paragraph-properties fo:margin-left="2.755cm" fo:margin-right="0cm" fo:margin-top="0.277cm" fo:margin-bottom="0cm" style:contextual-spacing="false" fo:line-height="115%" fo:text-indent="-2.501cm" style:auto-text-indent="false"/>
    </style:style>
    <style:style style:name="P182" style:family="paragraph" style:parent-style-name="Text_20_body">
      <style:paragraph-properties fo:margin-left="2.85cm" fo:margin-right="0cm" fo:margin-top="0.198cm" fo:margin-bottom="0cm" style:contextual-spacing="false"/>
    </style:style>
    <style:style style:name="P183" style:family="paragraph" style:parent-style-name="Text_20_body">
      <style:paragraph-properties fo:margin-left="2.755cm" fo:margin-right="7.195cm" fo:margin-top="0.277cm" fo:margin-bottom="0cm" style:contextual-spacing="false" fo:line-height="154%"/>
    </style:style>
    <style:style style:name="P184" style:family="paragraph" style:parent-style-name="Text_20_body">
      <style:paragraph-properties fo:margin-left="0.252cm" fo:margin-right="0cm" fo:line-height="0.513cm"/>
      <style:text-properties fo:letter-spacing="-0.004cm"/>
    </style:style>
    <style:style style:name="P185"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86" style:family="paragraph" style:parent-style-name="Table_20_Paragraph">
      <style:text-properties style:font-name="Times New Roman" fo:font-size="11pt" style:font-size-asian="11pt"/>
    </style:style>
    <style:style style:name="P187" style:family="paragraph" style:parent-style-name="Table_20_Paragraph">
      <style:paragraph-properties fo:margin-left="4.387cm" fo:margin-right="4.196cm" fo:margin-top="0.266cm" fo:margin-bottom="0cm" style:contextual-spacing="false" fo:text-align="center" style:justify-single-word="false"/>
    </style:style>
    <style:style style:name="P188" style:family="paragraph" style:parent-style-name="Table_20_Paragraph">
      <style:paragraph-properties fo:margin-top="0.051cm" fo:margin-bottom="0cm" style:contextual-spacing="false"/>
      <style:text-properties fo:font-size="10pt" style:font-size-asian="10pt"/>
    </style:style>
    <style:style style:name="P189" style:family="paragraph" style:parent-style-name="Table_20_Paragraph">
      <style:paragraph-properties fo:margin-left="0.342cm" fo:margin-right="0cm"/>
    </style:style>
    <style:style style:name="P190" style:family="paragraph">
      <loext:graphic-properties draw:fill="none"/>
      <style:paragraph-properties fo:text-align="start"/>
      <style:text-properties fo:font-size="18pt"/>
    </style:style>
    <style:style style:name="P191"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7c378"/>
    </style:style>
    <style:style style:name="T48" style:family="text">
      <style:text-properties officeooo:rsid="0021ef32"/>
    </style:style>
    <style:style style:name="T49" style:family="text">
      <style:text-properties officeooo:rsid="0021432f"/>
    </style:style>
    <style:style style:name="T50" style:family="text">
      <style:text-properties fo:letter-spacing="-0.007cm"/>
    </style:style>
    <style:style style:name="T51" style:family="text">
      <style:text-properties fo:letter-spacing="-0.005cm"/>
    </style:style>
    <style:style style:name="T52" style:family="text">
      <style:text-properties fo:font-size="10pt" style:font-size-asian="10pt"/>
    </style:style>
    <style:style style:name="T53" style:family="text">
      <style:text-properties fo:font-size="11pt" fo:font-weight="bold" style:font-size-asian="11pt" style:font-weight-asian="bold"/>
    </style:style>
    <style:style style:name="T54" style:family="text">
      <style:text-properties fo:font-size="11pt" fo:letter-spacing="-0.004cm" fo:font-weight="bold" style:font-size-asian="11pt" style:font-weight-asian="bold"/>
    </style:style>
    <style:style style:name="T55" style:family="text">
      <style:text-properties fo:font-size="11pt" fo:letter-spacing="-0.007cm" fo:font-weight="bold" style:font-size-asian="11pt" style:font-weight-asian="bold"/>
    </style:style>
    <style:style style:name="T56" style:family="text">
      <style:text-properties fo:font-size="11pt" fo:letter-spacing="-0.018cm" fo:font-weight="bold" style:font-size-asian="11pt" style:font-weight-asian="bold"/>
    </style:style>
    <style:style style:name="T57" style:family="text">
      <style:text-properties fo:font-size="11pt" fo:letter-spacing="-0.011cm" fo:font-weight="bold" style:font-size-asian="11pt" style:font-weight-asian="bold"/>
    </style:style>
    <style:style style:name="T58" style:family="text">
      <style:text-properties fo:font-size="11pt" style:font-size-asian="11pt"/>
    </style:style>
    <style:style style:name="T59" style:family="text">
      <style:text-properties fo:font-size="11pt" fo:letter-spacing="-0.018cm" style:font-size-asian="11pt"/>
    </style:style>
    <style:style style:name="T60" style:family="text">
      <style:text-properties fo:font-size="11pt" fo:letter-spacing="-0.004cm" style:font-size-asian="11pt"/>
    </style:style>
    <style:style style:name="T61" style:family="text">
      <style:text-properties fo:font-size="11pt" fo:letter-spacing="-0.009cm" style:font-size-asian="11pt"/>
    </style:style>
    <style:style style:name="T62" style:family="text">
      <style:text-properties fo:font-size="11pt" fo:letter-spacing="0.141cm" style:font-size-asian="11pt"/>
    </style:style>
    <style:style style:name="T63" style:family="text">
      <style:text-properties fo:font-size="11pt" fo:letter-spacing="-0.019cm" style:font-size-asian="11pt"/>
    </style:style>
    <style:style style:name="T64" style:family="text">
      <style:text-properties fo:font-size="11pt" fo:letter-spacing="-0.011cm" style:font-size-asian="11pt"/>
    </style:style>
    <style:style style:name="T65" style:family="text">
      <style:text-properties fo:font-size="11pt" fo:letter-spacing="-0.007cm" style:font-size-asian="11pt"/>
    </style:style>
    <style:style style:name="T66" style:family="text">
      <style:text-properties fo:font-size="11pt" fo:letter-spacing="-0.023cm" style:font-size-asian="11pt"/>
    </style:style>
    <style:style style:name="T67" style:family="text">
      <style:text-properties fo:font-size="11pt" fo:letter-spacing="0.005cm" style:font-size-asian="11pt"/>
    </style:style>
    <style:style style:name="T68" style:family="text">
      <style:text-properties fo:letter-spacing="-0.011cm"/>
    </style:style>
    <style:style style:name="T69" style:family="text">
      <style:text-properties fo:letter-spacing="0.074cm"/>
    </style:style>
    <style:style style:name="T70" style:family="text">
      <style:text-properties fo:font-size="11pt" fo:letter-spacing="0.012cm" style:font-size-asian="11pt"/>
    </style:style>
    <style:style style:name="T71" style:family="text">
      <style:text-properties fo:font-size="11pt" fo:letter-spacing="-0.021cm" style:font-size-asian="11pt"/>
    </style:style>
    <style:style style:name="T72" style:family="text">
      <style:text-properties fo:letter-spacing="-0.016cm"/>
    </style:style>
    <style:style style:name="T73" style:family="text">
      <style:text-properties fo:letter-spacing="0.141cm" fo:font-weight="bold" style:font-weight-asian="bold"/>
    </style:style>
    <style:style style:name="T74" style:family="text">
      <style:text-properties fo:letter-spacing="0.141cm"/>
    </style:style>
    <style:style style:name="T75" style:family="text">
      <style:text-properties style:font-name="Times New Roman" fo:font-size="11pt" style:font-size-asian="11pt"/>
    </style:style>
    <style:style style:name="T76" style:family="text">
      <style:text-properties fo:font-size="10pt" fo:font-weight="bold" style:font-size-asian="10pt" style:font-weight-asian="bold"/>
    </style:style>
    <style:style style:name="T77" style:family="text">
      <style:text-properties fo:font-size="10pt" fo:letter-spacing="-0.004cm" fo:font-weight="bold" style:font-size-asian="10pt" style:font-weight-asian="bold"/>
    </style:style>
    <style:style style:name="T78" style:family="text">
      <style:text-properties fo:font-size="10pt" fo:letter-spacing="-0.016cm" fo:font-weight="bold" style:font-size-asian="10pt" style:font-weight-asian="bold"/>
    </style:style>
    <style:style style:name="T79" style:family="text">
      <style:text-properties fo:font-size="10pt" fo:letter-spacing="-0.009cm" fo:font-weight="bold" style:font-size-asian="10pt" style:font-weight-asian="bold"/>
    </style:style>
    <style:style style:name="T80" style:family="text">
      <style:text-properties fo:font-size="10pt" fo:letter-spacing="-0.007cm" fo:font-weight="bold" style:font-size-asian="10pt" style:font-weight-asian="bold"/>
    </style:style>
    <style:style style:name="T81" style:family="text">
      <style:text-properties fo:font-size="10pt" fo:letter-spacing="-0.005cm" fo:font-weight="bold" style:font-size-asian="10pt" style:font-weight-asian="bold"/>
    </style:style>
    <style:style style:name="T82" style:family="text">
      <style:text-properties fo:font-size="10pt" fo:letter-spacing="-0.018cm" fo:font-weight="bold" style:font-size-asian="10pt" style:font-weight-asian="bold"/>
    </style:style>
    <style:style style:name="T83"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text:span text:style-name="T47">TV</text:spa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8">}</text:span></text:p>
      <text:p text:style-name="P54"><text:span text:style-name="T48"><text:s/>UNICO {cod_mecánico}</text:span><text:line-break/>I<text:span text:style-name="T47">TV</text:span> (dni, matrícula, fecha, cod_mecánico, resultado)<text:line-break/> <text:s text:c="3"/>Clave Primaria {dni, matrícula, fecha}<text:line-break/> <text:s text:c="3"/>Clave Ajena {dni} referencia PROPIETARIO(dni)<text:line-break/> <text:s text:c="3"/><text:span text:style-name="T49">Clave Ajena</text:span> <text:span text:style-name="T49">{</text:span>cod_mecánico<text:span text:style-name="T49">}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50"> </text:span>en<text:span text:style-name="T50"> </text:span>3FN<text:span text:style-name="T50"> </text:span>la<text:span text:style-name="T50"> </text:span>tabla<text:span text:style-name="T51"> </text:span><text:span text:style-name="T26">siguiente</text:span></text:p>
      <text:p text:style-name="P60" loext:marker-style-name="T52"/>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3"><text:span text:style-name="T54">Num_dep</text:span><text:span text:style-name="T54"/></text:p>
          </table:table-cell>
          <table:table-cell table:style-name="Tabla5.A1" office:value-type="string">
            <text:p text:style-name="P62" loext:marker-style-name="T53"><text:span text:style-name="T54">Departame </text:span><text:span text:style-name="T55">nto</text:span></text:p>
          </table:table-cell>
          <table:table-cell table:style-name="Tabla5.A1" office:value-type="string">
            <text:p text:style-name="P63" loext:marker-style-name="T53"><text:span text:style-name="T54">Num_pasill </text:span><text:span text:style-name="T56">o</text:span></text:p>
          </table:table-cell>
          <table:table-cell table:style-name="Tabla5.A1" office:value-type="string">
            <text:p text:style-name="P64" loext:marker-style-name="T53"><text:span text:style-name="T54">Cod_produc </text:span><text:span text:style-name="T57">to</text:span></text:p>
          </table:table-cell>
          <table:table-cell table:style-name="Tabla5.A1" office:value-type="string">
            <text:p text:style-name="P65" loext:marker-style-name="T53"><text:span text:style-name="T54">Producto</text:span><text:span text:style-name="T54"/></text:p>
          </table:table-cell>
          <table:table-cell table:style-name="Tabla5.A1" office:value-type="string">
            <text:p text:style-name="P66" loext:marker-style-name="T53"><text:span text:style-name="T54">Cantida </text:span><text:span text:style-name="T56">d</text:span></text:p>
          </table:table-cell>
          <table:table-cell table:style-name="Tabla5.A1" office:value-type="string">
            <text:p text:style-name="P67" loext:marker-style-name="T53"><text:span text:style-name="T54">Unidad_medi </text:span><text:span text:style-name="T57">da</text:span></text:p>
          </table:table-cell>
          <table:table-cell table:style-name="Tabla5.A1" office:value-type="string">
            <text:p text:style-name="P68" loext:marker-style-name="T53"><text:span text:style-name="T54">Precio</text:span><text:span text:style-name="T54"/></text:p>
          </table:table-cell>
        </table:table-row>
        <table:table-row table:style-name="Tabla5.2">
          <table:table-cell table:style-name="Tabla5.A2" office:value-type="string">
            <text:p text:style-name="P69" loext:marker-style-name="T58"><text:span text:style-name="T59">1</text:span><text:span text:style-name="T59"/></text:p>
          </table:table-cell>
          <table:table-cell table:style-name="Tabla5.B2" office:value-type="string">
            <text:p text:style-name="P70" loext:marker-style-name="T58"><text:span text:style-name="T60">Droguería</text:span><text:span text:style-name="T60"/></text:p>
          </table:table-cell>
          <table:table-cell table:style-name="Tabla5.C2" office:value-type="string">
            <text:p text:style-name="P69" loext:marker-style-name="T58"><text:span text:style-name="T59">1</text:span><text:span text:style-name="T59"/></text:p>
          </table:table-cell>
          <table:table-cell table:style-name="Tabla5.D2" office:value-type="string">
            <text:p text:style-name="P71" loext:marker-style-name="T58"><text:span text:style-name="T61">102</text:span><text:span text:style-name="T61"/></text:p>
            <text:p text:style-name="P72" loext:marker-style-name="T58"><text:span text:style-name="T61">105</text:span><text:span text:style-name="T61"/></text:p>
            <text:p text:style-name="P73" loext:marker-style-name="T58"><text:span text:style-name="T61">116</text:span><text:span text:style-name="T61"/></text:p>
          </table:table-cell>
          <table:table-cell table:style-name="Tabla5.E2" office:value-type="string">
            <text:p text:style-name="P74" loext:marker-style-name="T58"><text:span text:style-name="T60">Suavizante</text:span><text:span text:style-name="T62"> </text:span><text:span text:style-name="T60">Pastillas</text:span><text:span text:style-name="T63"> </text:span><text:span text:style-name="T60">lavavajillas</text:span></text:p>
            <text:p text:style-name="P75" loext:marker-style-name="T58"><text:span text:style-name="T58">Jabón</text:span><text:span text:style-name="T61"> </text:span><text:span text:style-name="T60">lavadora</text:span></text:p>
          </table:table-cell>
          <table:table-cell table:style-name="Tabla5.F2" office:value-type="string">
            <text:p text:style-name="P71" loext:marker-style-name="T58"><text:span text:style-name="T61">300</text:span><text:span text:style-name="T61"/></text:p>
            <text:p text:style-name="P76" loext:marker-style-name="T58"><text:span text:style-name="T61">20</text:span><text:span text:style-name="T61"/></text:p>
            <text:p text:style-name="P77" loext:marker-style-name="T58"><text:span text:style-name="T59">2</text:span><text:span text:style-name="T59"/></text:p>
          </table:table-cell>
          <table:table-cell table:style-name="Tabla5.G2" office:value-type="string">
            <text:p text:style-name="P78" loext:marker-style-name="T58"><text:span text:style-name="T64">Ml </text:span><text:span text:style-name="T61">ud</text:span></text:p>
            <text:p text:style-name="P79" loext:marker-style-name="T58"><text:span text:style-name="T59">l</text:span><text:span text:style-name="T59"/></text:p>
          </table:table-cell>
          <table:table-cell table:style-name="Tabla5.H2" office:value-type="string">
            <text:p text:style-name="P80" loext:marker-style-name="T58"><text:span text:style-name="T65">4,99</text:span><text:span text:style-name="T65"/></text:p>
            <text:p text:style-name="P81" loext:marker-style-name="T58"><text:span text:style-name="T65">3,59</text:span><text:span text:style-name="T65"/></text:p>
            <text:p text:style-name="P82" loext:marker-style-name="T58"><text:span text:style-name="T65">9,59</text:span><text:span text:style-name="T65"/></text:p>
          </table:table-cell>
        </table:table-row>
        <table:table-row table:style-name="Tabla5.3">
          <table:table-cell table:style-name="Tabla5.A3" office:value-type="string">
            <text:p text:style-name="P83" loext:marker-style-name="T58"><text:span text:style-name="T59">2</text:span><text:span text:style-name="T59"/></text:p>
          </table:table-cell>
          <table:table-cell table:style-name="Tabla5.B3" office:value-type="string">
            <text:p text:style-name="P84" loext:marker-style-name="T58"><text:span text:style-name="T60">Carnicería</text:span><text:span text:style-name="T60"/></text:p>
          </table:table-cell>
          <table:table-cell table:style-name="Tabla5.C3" office:value-type="string">
            <text:p text:style-name="P83" loext:marker-style-name="T58"><text:span text:style-name="T59">3</text:span><text:span text:style-name="T59"/></text:p>
          </table:table-cell>
          <table:table-cell table:style-name="Tabla5.D3" office:value-type="string">
            <text:p text:style-name="P85" loext:marker-style-name="T58"><text:span text:style-name="T61">256</text:span><text:span text:style-name="T61"/></text:p>
            <text:p text:style-name="P72" loext:marker-style-name="T58"><text:span text:style-name="T61">220</text:span><text:span text:style-name="T61"/></text:p>
            <text:p text:style-name="P73" loext:marker-style-name="T58"><text:span text:style-name="T61">231</text:span><text:span text:style-name="T61"/></text:p>
          </table:table-cell>
          <table:table-cell table:style-name="Tabla5.E3" office:value-type="string">
            <text:p text:style-name="P86" loext:marker-style-name="T58"><text:span text:style-name="T58">Salchichas</text:span><text:span text:style-name="T66"> </text:span><text:span text:style-name="T58">cerdo Salchichas pollo Alitas de pollo</text:span></text:p>
          </table:table-cell>
          <table:table-cell table:style-name="Tabla5.F3" office:value-type="string">
            <text:p text:style-name="P85" loext:marker-style-name="T58"><text:span text:style-name="T61">500</text:span><text:span text:style-name="T61"/></text:p>
            <text:p text:style-name="P72" loext:marker-style-name="T58"><text:span text:style-name="T61">500</text:span><text:span text:style-name="T61"/></text:p>
            <text:p text:style-name="P73" loext:marker-style-name="T58"><text:span text:style-name="T65">1000</text:span><text:span text:style-name="T65"/></text:p>
          </table:table-cell>
          <table:table-cell table:style-name="Tabla5.G3" office:value-type="string">
            <text:p text:style-name="P87" loext:marker-style-name="T58"><text:span text:style-name="T64">gr gr </text:span><text:span text:style-name="T61">gr</text:span></text:p>
          </table:table-cell>
          <table:table-cell table:style-name="Tabla5.H3" office:value-type="string">
            <text:p text:style-name="P88" loext:marker-style-name="T58"><text:span text:style-name="T61">3,2</text:span><text:span text:style-name="T61"/></text:p>
            <text:p text:style-name="P76" loext:marker-style-name="T58"><text:span text:style-name="T61">4,5</text:span><text:span text:style-name="T61"/></text:p>
            <text:p text:style-name="P89" loext:marker-style-name="T58"><text:span text:style-name="T65">5,99</text:span><text:span text:style-name="T65"/></text:p>
          </table:table-cell>
        </table:table-row>
        <table:table-row table:style-name="Tabla5.4">
          <table:table-cell table:style-name="Tabla5.A4" office:value-type="string">
            <text:p text:style-name="P69" loext:marker-style-name="T58"><text:span text:style-name="T59">3</text:span><text:span text:style-name="T59"/></text:p>
          </table:table-cell>
          <table:table-cell table:style-name="Tabla5.B4" office:value-type="string">
            <text:p text:style-name="P90" loext:marker-style-name="T58"><text:span text:style-name="T60">Congelados</text:span><text:span text:style-name="T60"/></text:p>
          </table:table-cell>
          <table:table-cell table:style-name="Tabla5.C4" office:value-type="string">
            <text:p text:style-name="P69" loext:marker-style-name="T58"><text:span text:style-name="T59">4</text:span><text:span text:style-name="T59"/></text:p>
          </table:table-cell>
          <table:table-cell table:style-name="Tabla5.D4" office:value-type="string">
            <text:p text:style-name="P71" loext:marker-style-name="T58"><text:span text:style-name="T61">325</text:span><text:span text:style-name="T61"/></text:p>
            <text:p text:style-name="P72" loext:marker-style-name="T58"><text:span text:style-name="T61">300</text:span><text:span text:style-name="T61"/></text:p>
            <text:p text:style-name="P91" loext:marker-style-name="T58"><text:span text:style-name="T61">301</text:span><text:span text:style-name="T61"/></text:p>
            <text:p text:style-name="P92" loext:marker-style-name="T58"><text:span text:style-name="T61">305</text:span><text:span text:style-name="T61"/></text:p>
          </table:table-cell>
          <table:table-cell table:style-name="Tabla5.E4" office:value-type="string">
            <text:p text:style-name="P93" loext:marker-style-name="T58"><text:span text:style-name="T60">Patatas</text:span><text:span text:style-name="T63"> </text:span><text:span text:style-name="T60">fritas Guisantes Guisantes</text:span></text:p>
            <text:p text:style-name="P94" loext:marker-style-name="T58"><text:span text:style-name="T60">Croquetas</text:span><text:span text:style-name="T67"> </text:span><text:span text:style-name="T60">jamón</text:span></text:p>
          </table:table-cell>
          <table:table-cell table:style-name="Tabla5.F4" office:value-type="string">
            <text:p text:style-name="P69" loext:marker-style-name="T58"><text:span text:style-name="T59">1</text:span><text:span text:style-name="T59"/></text:p>
            <text:p text:style-name="P95" loext:marker-style-name="T58"><text:span text:style-name="T59">1</text:span><text:span text:style-name="T59"/></text:p>
            <text:p text:style-name="P96" loext:marker-style-name="T58"><text:span text:style-name="T59">2</text:span><text:span text:style-name="T59"/></text:p>
            <text:p text:style-name="P97" loext:marker-style-name="T58"><text:span text:style-name="T59">1</text:span><text:span text:style-name="T59"/></text:p>
          </table:table-cell>
          <table:table-cell table:style-name="Tabla5.G4" office:value-type="string">
            <text:p text:style-name="P98" loext:marker-style-name="T58"><text:span text:style-name="T64">Kg kg </text:span><text:span text:style-name="T61">kg</text:span></text:p>
            <text:p text:style-name="P99" loext:marker-style-name="T58"><text:span text:style-name="T61">kg</text:span><text:span text:style-name="T61"/></text:p>
          </table:table-cell>
          <table:table-cell table:style-name="Tabla5.H4" office:value-type="string">
            <text:p text:style-name="P100" loext:marker-style-name="T58"><text:span text:style-name="T61">4,6</text:span><text:span text:style-name="T61"/></text:p>
            <text:p text:style-name="P76" loext:marker-style-name="T58"><text:span text:style-name="T61">5,3</text:span><text:span text:style-name="T61"/></text:p>
            <text:p text:style-name="P101" loext:marker-style-name="T58"><text:span text:style-name="T65">9,35</text:span><text:span text:style-name="T65"/></text:p>
            <text:p text:style-name="P102" loext:marker-style-name="T58"><text:span text:style-name="T61">6,5</text:span><text:span text:style-name="T61"/></text:p>
          </table:table-cell>
        </table:table-row>
      </table:table>
      <text:p text:style-name="P103"/>
      <text:h text:style-name="P56" text:outline-level="2">EJERCICIO<text:span text:style-name="T39"> 6</text:span></text:h>
      <text:p text:style-name="P59">Poner<text:span text:style-name="T68"> </text:span>en<text:span text:style-name="T42"> </text:span>3FN<text:span text:style-name="T42"> </text:span>la<text:span text:style-name="T42"> </text:span>siguiente<text:span text:style-name="T68"> </text:span>relación<text:span text:style-name="T42"> </text:span>que<text:span text:style-name="T42"> </text:span>refleja<text:span text:style-name="T42"> </text:span>la<text:span text:style-name="T42"> </text:span>agenda<text:span text:style-name="T68"> </text:span>de<text:span text:style-name="T42"> </text:span>un<text:span text:style-name="T42"> </text:span><text:span text:style-name="T26">dentista</text:span></text:p>
      <text:p text:style-name="P104" loext:marker-style-name="T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05" loext:marker-style-name="T53"><text:span text:style-name="T54">idCliente</text:span><text:span text:style-name="T54"/></text:p>
          </table:table-cell>
          <table:table-cell table:style-name="Tabla6.A1" office:value-type="string">
            <text:p text:style-name="P106" loext:marker-style-name="T53"><text:span text:style-name="T54">nombre Cliente</text:span><text:span text:style-name="T54"/></text:p>
          </table:table-cell>
          <table:table-cell table:style-name="Tabla6.A1" office:value-type="string">
            <text:p text:style-name="P107" loext:marker-style-name="T53"><text:span text:style-name="T54">ApellidosC liente</text:span><text:span text:style-name="T54"/></text:p>
          </table:table-cell>
          <table:table-cell table:style-name="Tabla6.A1" office:value-type="string">
            <text:p text:style-name="P108" loext:marker-style-name="T53"><text:span text:style-name="T54">seguro</text:span><text:span text:style-name="T54"/></text:p>
          </table:table-cell>
          <table:table-cell table:style-name="Tabla6.A1" office:value-type="string">
            <text:p text:style-name="P109" loext:marker-style-name="T53"><text:span text:style-name="T54">fecha_consult </text:span><text:span text:style-name="T56">a</text:span></text:p>
          </table:table-cell>
          <table:table-cell table:style-name="Tabla6.A1" office:value-type="string">
            <text:p text:style-name="P110" loext:marker-style-name="T53"><text:span text:style-name="T54">tratamiento</text:span><text:span text:style-name="T54"/></text:p>
          </table:table-cell>
          <table:table-cell table:style-name="Tabla6.A1" office:value-type="string">
            <text:p text:style-name="P111" loext:marker-style-name="T53"><text:span text:style-name="T55">canti dad</text:span><text:span text:style-name="T55"/></text:p>
          </table:table-cell>
          <table:table-cell table:style-name="Tabla6.A1" office:value-type="string">
            <text:p text:style-name="P112" loext:marker-style-name="T53"><text:span text:style-name="T54">precio_ </text:span><text:span text:style-name="T55">uni</text:span></text:p>
          </table:table-cell>
          <table:table-cell table:style-name="Tabla6.A1" office:value-type="string">
            <text:p text:style-name="P113" loext:marker-style-name="T53"><text:span text:style-name="T54">pagado</text:span><text:span text:style-name="T54"/></text:p>
          </table:table-cell>
          <table:table-cell table:style-name="Tabla6.A1" office:value-type="string">
            <text:p text:style-name="P114" loext:marker-style-name="T53"><text:span text:style-name="T55">debe</text:span><text:span text:style-name="T55"/></text:p>
          </table:table-cell>
        </table:table-row>
        <table:table-row table:style-name="Tabla6.2">
          <table:table-cell table:style-name="Tabla6.A2" office:value-type="string">
            <text:p text:style-name="P115" loext:marker-style-name="T58"><text:span text:style-name="T60">111111111</text:span><text:span text:style-name="T60"/></text:p>
          </table:table-cell>
          <table:table-cell table:style-name="Tabla6.B2" office:value-type="string">
            <text:p text:style-name="P116" loext:marker-style-name="T58"><text:span text:style-name="T65">Juan</text:span><text:span text:style-name="T65"/></text:p>
          </table:table-cell>
          <table:table-cell table:style-name="Tabla6.C2" office:value-type="string">
            <text:p text:style-name="P116" loext:marker-style-name="T58"><text:span text:style-name="T60">Perez</text:span><text:span text:style-name="T60"/></text:p>
          </table:table-cell>
          <table:table-cell table:style-name="Tabla6.D2" office:value-type="string">
            <text:p text:style-name="P116" loext:marker-style-name="T58"><text:span text:style-name="T60">asisa</text:span><text:span text:style-name="T60"/></text:p>
          </table:table-cell>
          <table:table-cell table:style-name="Tabla6.E2" office:value-type="string">
            <text:p text:style-name="P117" loext:marker-style-name="T58"><text:span text:style-name="T60">20/11/2024</text:span><text:span text:style-name="T60"/></text:p>
            <text:p text:style-name="P118" loext:marker-style-name="T58"><text:span text:style-name="T60">18/11/2024</text:span><text:span text:style-name="T60"/></text:p>
          </table:table-cell>
          <table:table-cell table:style-name="Tabla6.F2" office:value-type="string">
            <text:p text:style-name="P119" loext:marker-style-name="T58"><text:span text:style-name="T60">Empaste implante</text:span><text:span text:style-name="T63"> </text:span><text:span text:style-name="T60">con</text:span></text:p>
            <text:p text:style-name="P120" loext:marker-style-name="T58"><text:span text:style-name="T60">corona</text:span><text:span text:style-name="T60"/></text:p>
          </table:table-cell>
          <table:table-cell table:style-name="Tabla6.G2" office:value-type="string">
            <text:p text:style-name="P69" loext:marker-style-name="T58"><text:span text:style-name="T59">1</text:span><text:span text:style-name="T59"/></text:p>
            <text:p text:style-name="P95" loext:marker-style-name="T58"><text:span text:style-name="T59">1</text:span><text:span text:style-name="T59"/></text:p>
          </table:table-cell>
          <table:table-cell table:style-name="Tabla6.H2" office:value-type="string">
            <text:p text:style-name="P100" loext:marker-style-name="T58"><text:span text:style-name="T61">50</text:span><text:span text:style-name="T61"/></text:p>
            <text:p text:style-name="P72" loext:marker-style-name="T58"><text:span text:style-name="T65">1200</text:span><text:span text:style-name="T65"/></text:p>
          </table:table-cell>
          <table:table-cell table:style-name="Tabla6.I2" office:value-type="string">
            <text:p text:style-name="P100" loext:marker-style-name="T58"><text:span text:style-name="T61">50</text:span><text:span text:style-name="T61"/></text:p>
            <text:p text:style-name="P72" loext:marker-style-name="T58"><text:span text:style-name="T61">500</text:span><text:span text:style-name="T61"/></text:p>
          </table:table-cell>
          <table:table-cell table:style-name="Tabla6.J2" office:value-type="string">
            <text:p text:style-name="P71" loext:marker-style-name="T58"><text:span text:style-name="T59">0</text:span><text:span text:style-name="T59"/></text:p>
            <text:p text:style-name="P76" loext:marker-style-name="T58"><text:span text:style-name="T61">700</text:span><text:span text:style-name="T61"/></text:p>
          </table:table-cell>
        </table:table-row>
        <table:table-row table:style-name="Tabla6.3">
          <table:table-cell table:style-name="Tabla6.A3" office:value-type="string">
            <text:p text:style-name="P121" loext:marker-style-name="T58"><text:span text:style-name="T60">222222222</text:span><text:span text:style-name="T60"/></text:p>
          </table:table-cell>
          <table:table-cell table:style-name="Tabla6.B3" office:value-type="string">
            <text:p text:style-name="P122" loext:marker-style-name="T58"><text:span text:style-name="T60">María</text:span><text:span text:style-name="T60"/></text:p>
          </table:table-cell>
          <table:table-cell table:style-name="Tabla6.C3" office:value-type="string">
            <text:p text:style-name="P122" loext:marker-style-name="T58"><text:span text:style-name="T60">Giménez</text:span><text:span text:style-name="T60"/></text:p>
          </table:table-cell>
          <table:table-cell table:style-name="Tabla6.D3" office:value-type="string">
            <text:p text:style-name="P122" loext:marker-style-name="T58"><text:span text:style-name="T61">DKV</text:span><text:span text:style-name="T61"/></text:p>
          </table:table-cell>
          <table:table-cell table:style-name="Tabla6.E3" office:value-type="string">
            <text:p text:style-name="P123" loext:marker-style-name="T58"><text:span text:style-name="T60">15/11/2024</text:span><text:span text:style-name="T60"/></text:p>
            <text:p text:style-name="P124" loext:marker-style-name="T58"><text:span text:style-name="T60">15/11/2024</text:span><text:span text:style-name="T60"/></text:p>
          </table:table-cell>
          <table:table-cell table:style-name="Tabla6.F3" office:value-type="string">
            <text:p text:style-name="P125" loext:marker-style-name="T58"><text:span text:style-name="T60">corona</text:span><text:span text:style-name="T63"> </text:span><text:span text:style-name="T60">dental empaste</text:span></text:p>
          </table:table-cell>
          <table:table-cell table:style-name="Tabla6.G3" office:value-type="string">
            <text:p text:style-name="P83" loext:marker-style-name="T58"><text:span text:style-name="T59">1</text:span><text:span text:style-name="T59"/></text:p>
            <text:p text:style-name="P97" loext:marker-style-name="T58"><text:span text:style-name="T59">2</text:span><text:span text:style-name="T59"/></text:p>
          </table:table-cell>
          <table:table-cell table:style-name="Tabla6.H3" office:value-type="string">
            <text:p text:style-name="P85" loext:marker-style-name="T58"><text:span text:style-name="T61">300</text:span><text:span text:style-name="T61"/></text:p>
            <text:p text:style-name="P102" loext:marker-style-name="T58"><text:span text:style-name="T61">50</text:span><text:span text:style-name="T61"/></text:p>
          </table:table-cell>
          <table:table-cell table:style-name="Tabla6.I3" office:value-type="string">
            <text:p text:style-name="P126" loext:marker-style-name="T58"><text:span text:style-name="T61">250</text:span><text:span text:style-name="T61"/></text:p>
            <text:p text:style-name="P127" loext:marker-style-name="T58"><text:span text:style-name="T61">100</text:span><text:span text:style-name="T61"/></text:p>
          </table:table-cell>
          <table:table-cell table:style-name="Tabla6.J3" office:value-type="string">
            <text:p text:style-name="P128" loext:marker-style-name="T58"><text:span text:style-name="T61">50</text:span><text:span text:style-name="T61"/></text:p>
            <text:p text:style-name="P92" loext:marker-style-name="T58"><text:span text:style-name="T59">0</text:span><text:span text:style-name="T59"/></text:p>
          </table:table-cell>
        </table:table-row>
        <table:table-row table:style-name="Tabla6.4">
          <table:table-cell table:style-name="Tabla6.A4" office:value-type="string">
            <text:p text:style-name="P129" loext:marker-style-name="T58"><text:span text:style-name="T60">333333333</text:span><text:span text:style-name="T60"/></text:p>
          </table:table-cell>
          <table:table-cell table:style-name="Tabla6.B4" office:value-type="string">
            <text:p text:style-name="P130" loext:marker-style-name="T58"><text:span text:style-name="T60">Martín</text:span><text:span text:style-name="T60"/></text:p>
          </table:table-cell>
          <table:table-cell table:style-name="Tabla6.C4" office:value-type="string">
            <text:p text:style-name="P130" loext:marker-style-name="T58"><text:span text:style-name="T60">Martín</text:span><text:span text:style-name="T60"/></text:p>
          </table:table-cell>
          <table:table-cell table:style-name="Tabla6.D4" office:value-type="string">
            <text:p text:style-name="P130" loext:marker-style-name="T58"><text:span text:style-name="T60">sanitas</text:span><text:span text:style-name="T60"/></text:p>
          </table:table-cell>
          <table:table-cell table:style-name="Tabla6.E4" office:value-type="string">
            <text:p text:style-name="P131" loext:marker-style-name="T58"><text:span text:style-name="T60">20/11/2015</text:span><text:span text:style-name="T60"/></text:p>
          </table:table-cell>
          <table:table-cell table:style-name="Tabla6.F4" office:value-type="string">
            <text:p text:style-name="P132" loext:marker-style-name="T58"><text:span text:style-name="T60">limpieza</text:span><text:span text:style-name="T60"/></text:p>
            <text:p text:style-name="P120" loext:marker-style-name="T58"><text:span text:style-name="T60">dental</text:span><text:span text:style-name="T60"/></text:p>
          </table:table-cell>
          <table:table-cell table:style-name="Tabla6.G4" office:value-type="string">
            <text:p text:style-name="P133" loext:marker-style-name="T58"><text:span text:style-name="T59">1</text:span><text:span text:style-name="T59"/></text:p>
          </table:table-cell>
          <table:table-cell table:style-name="Tabla6.H4" office:value-type="string">
            <text:p text:style-name="P134" loext:marker-style-name="T58"><text:span text:style-name="T61">70</text:span><text:span text:style-name="T61"/></text:p>
          </table:table-cell>
          <table:table-cell table:style-name="Tabla6.I4" office:value-type="string">
            <text:p text:style-name="P134" loext:marker-style-name="T58"><text:span text:style-name="T61">40</text:span><text:span text:style-name="T61"/></text:p>
          </table:table-cell>
          <table:table-cell table:style-name="Tabla6.J4" office:value-type="string">
            <text:p text:style-name="P135" loext:marker-style-name="T58"><text:span text:style-name="T61">30</text:span><text:span text:style-name="T61"/></text:p>
          </table:table-cell>
        </table:table-row>
      </table:table>
      <text:p text:style-name="P136">CP<text:span text:style-name="T50"> </text:span><text:span text:style-name="T26">{id_cliente}</text:span></text:p>
      <text:p text:style-name="P137"/>
      <text:p text:style-name="P138"/>
      <text:h text:style-name="Heading_20_1" text:outline-level="2">EJERCICIO<text:span text:style-name="T69"> </text:span><text:span text:style-name="T39">7</text:span></text:h>
      <text:p text:style-name="P18">La siguiente relación contiene la lista de tareas a realizar de un proyecto determinado junto con el <text:span text:style-name="T26">responsable</text:span></text:p>
      <text:p text:style-name="P60" loext:marker-style-name="T5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39" loext:marker-style-name="T53"><text:span text:style-name="T54">#id_tarea</text:span><text:span text:style-name="T54"/></text:p>
          </table:table-cell>
          <table:table-cell table:style-name="Tabla8.A1" office:value-type="string">
            <text:p text:style-name="P140" loext:marker-style-name="T53"><text:span text:style-name="T54">descripcion</text:span><text:span text:style-name="T54"/></text:p>
          </table:table-cell>
          <table:table-cell table:style-name="Tabla8.A1" office:value-type="string">
            <text:p text:style-name="P141" loext:marker-style-name="T53"><text:span text:style-name="T54">id_responsabl </text:span><text:span text:style-name="T56">e</text:span></text:p>
          </table:table-cell>
          <table:table-cell table:style-name="Tabla8.A1" office:value-type="string">
            <text:p text:style-name="P142" loext:marker-style-name="T53"><text:span text:style-name="T54">nombre_respons </text:span><text:span text:style-name="T55">able</text:span></text:p>
          </table:table-cell>
          <table:table-cell table:style-name="Tabla8.A1" office:value-type="string">
            <text:p text:style-name="P143" loext:marker-style-name="T53"><text:span text:style-name="T54">id_emp_asign </text:span><text:span text:style-name="T55">ado</text:span></text:p>
          </table:table-cell>
          <table:table-cell table:style-name="Tabla8.A1" office:value-type="string">
            <text:p text:style-name="P144" loext:marker-style-name="T53"><text:span text:style-name="T54">nombre_emple </text:span><text:span text:style-name="T55">ado</text:span></text:p>
          </table:table-cell>
          <table:table-cell table:style-name="Tabla8.A1" office:value-type="string">
            <text:p text:style-name="P145" loext:marker-style-name="T53"><text:span text:style-name="T54">fecha_limite</text:span><text:span text:style-name="T54"/></text:p>
          </table:table-cell>
        </table:table-row>
        <table:table-row table:style-name="Tabla8.2">
          <table:table-cell table:style-name="Tabla8.A2" office:value-type="string">
            <text:p text:style-name="P71" loext:marker-style-name="T58"><text:span text:style-name="T59">1</text:span><text:span text:style-name="T59"/></text:p>
          </table:table-cell>
          <table:table-cell table:style-name="Tabla8.B2" office:value-type="string">
            <text:p text:style-name="P146" loext:marker-style-name="T58"><text:span text:style-name="T58">diseño</text:span><text:span text:style-name="T64"> </text:span><text:span text:style-name="T60">página</text:span></text:p>
            <text:p text:style-name="P147" loext:marker-style-name="T58"><text:span text:style-name="T60">inicio</text:span><text:span text:style-name="T60"/></text:p>
          </table:table-cell>
          <table:table-cell table:style-name="Tabla8.C2" office:value-type="string">
            <text:p text:style-name="P71" loext:marker-style-name="T58"><text:span text:style-name="T59">2</text:span><text:span text:style-name="T59"/></text:p>
          </table:table-cell>
          <table:table-cell table:style-name="Tabla8.D2" office:value-type="string">
            <text:p text:style-name="P146" loext:marker-style-name="T58"><text:span text:style-name="T60">Pedro</text:span><text:span text:style-name="T60"/></text:p>
          </table:table-cell>
          <table:table-cell table:style-name="Tabla8.E2" office:value-type="string">
            <text:p text:style-name="P69" loext:marker-style-name="T58"><text:span text:style-name="T59">3</text:span><text:span text:style-name="T59"/></text:p>
          </table:table-cell>
          <table:table-cell table:style-name="Tabla8.F2" office:value-type="string">
            <text:p text:style-name="P116" loext:marker-style-name="T58"><text:span text:style-name="T60">Pedro</text:span><text:span text:style-name="T60"/></text:p>
          </table:table-cell>
          <table:table-cell table:style-name="Tabla8.G2" office:value-type="string">
            <text:p text:style-name="P69" loext:marker-style-name="T58"><text:span text:style-name="T60">09/12/2024</text:span><text:span text:style-name="T60"/></text:p>
          </table:table-cell>
        </table:table-row>
        <table:table-row table:style-name="Tabla8.3">
          <table:table-cell table:style-name="Tabla8.A3" office:value-type="string">
            <text:p text:style-name="P91" loext:marker-style-name="T58"><text:span text:style-name="T59">2</text:span><text:span text:style-name="T59"/></text:p>
          </table:table-cell>
          <table:table-cell table:style-name="Tabla8.B3" office:value-type="string">
            <text:p text:style-name="P125" loext:marker-style-name="T58"><text:span text:style-name="T60">pseudocódigo login</text:span><text:span text:style-name="T60"/></text:p>
          </table:table-cell>
          <table:table-cell table:style-name="Tabla8.C3" office:value-type="string">
            <text:p text:style-name="P91" loext:marker-style-name="T58"><text:span text:style-name="T59">5</text:span><text:span text:style-name="T59"/></text:p>
          </table:table-cell>
          <table:table-cell table:style-name="Tabla8.D3" office:value-type="string">
            <text:p text:style-name="P148" loext:marker-style-name="T58"><text:span text:style-name="T60">María</text:span><text:span text:style-name="T60"/></text:p>
          </table:table-cell>
          <table:table-cell table:style-name="Tabla8.E3" office:value-type="string">
            <text:p text:style-name="P96" loext:marker-style-name="T58"><text:span text:style-name="T59">4</text:span><text:span text:style-name="T59"/></text:p>
          </table:table-cell>
          <table:table-cell table:style-name="Tabla8.F3" office:value-type="string">
            <text:p text:style-name="P149" loext:marker-style-name="T58"><text:span text:style-name="T60">Jimena</text:span><text:span text:style-name="T60"/></text:p>
          </table:table-cell>
          <table:table-cell table:style-name="Tabla8.G3" office:value-type="string">
            <text:p text:style-name="P96" loext:marker-style-name="T58"><text:span text:style-name="T60">11/12/2024</text:span><text:span text:style-name="T60"/></text:p>
          </table:table-cell>
        </table:table-row>
        <table:table-row table:style-name="Tabla8.4">
          <table:table-cell table:style-name="Tabla8.A4" office:value-type="string">
            <text:p text:style-name="P150" loext:marker-style-name="T58"><text:span text:style-name="T59">3</text:span><text:span text:style-name="T59"/></text:p>
          </table:table-cell>
          <table:table-cell table:style-name="Tabla8.B4" office:value-type="string">
            <text:p text:style-name="P151" loext:marker-style-name="T58"><text:span text:style-name="T60">desarrollo</text:span><text:span text:style-name="T70"> </text:span><text:span text:style-name="T60">login</text:span></text:p>
          </table:table-cell>
          <table:table-cell table:style-name="Tabla8.C4" office:value-type="string">
            <text:p text:style-name="P150" loext:marker-style-name="T58"><text:span text:style-name="T59">5</text:span><text:span text:style-name="T59"/></text:p>
          </table:table-cell>
          <table:table-cell table:style-name="Tabla8.D4" office:value-type="string">
            <text:p text:style-name="P151" loext:marker-style-name="T58"><text:span text:style-name="T60">María</text:span><text:span text:style-name="T60"/></text:p>
          </table:table-cell>
          <table:table-cell table:style-name="Tabla8.E4" office:value-type="string">
            <text:p text:style-name="P152" loext:marker-style-name="T58"><text:span text:style-name="T59">6</text:span><text:span text:style-name="T59"/></text:p>
          </table:table-cell>
          <table:table-cell table:style-name="Tabla8.F4" office:value-type="string">
            <text:p text:style-name="P153" loext:marker-style-name="T58"><text:span text:style-name="T60">Eleonor</text:span><text:span text:style-name="T60"/></text:p>
          </table:table-cell>
          <table:table-cell table:style-name="Tabla8.G4" office:value-type="string">
            <text:p text:style-name="P152" loext:marker-style-name="T58"><text:span text:style-name="T60">15/12/2024</text:span><text:span text:style-name="T60"/></text:p>
          </table:table-cell>
        </table:table-row>
        <table:table-row table:style-name="Tabla8.5">
          <table:table-cell table:style-name="Tabla8.A5" office:value-type="string">
            <text:p text:style-name="P85" loext:marker-style-name="T58"><text:span text:style-name="T59">4</text:span><text:span text:style-name="T59"/></text:p>
          </table:table-cell>
          <table:table-cell table:style-name="Tabla8.B5" office:value-type="string">
            <text:p text:style-name="P154" loext:marker-style-name="T58"><text:span text:style-name="T58">diseño</text:span><text:span text:style-name="T66"> </text:span><text:span text:style-name="T58">página </text:span><text:span text:style-name="T60">logout</text:span></text:p>
          </table:table-cell>
          <table:table-cell table:style-name="Tabla8.C5" office:value-type="string">
            <text:p text:style-name="P85" loext:marker-style-name="T58"><text:span text:style-name="T59">2</text:span><text:span text:style-name="T59"/></text:p>
          </table:table-cell>
          <table:table-cell table:style-name="Tabla8.D5" office:value-type="string">
            <text:p text:style-name="P155" loext:marker-style-name="T58"><text:span text:style-name="T60">Pedro</text:span><text:span text:style-name="T60"/></text:p>
          </table:table-cell>
          <table:table-cell table:style-name="Tabla8.E5" office:value-type="string">
            <text:p text:style-name="P83" loext:marker-style-name="T58"><text:span text:style-name="T59">3</text:span><text:span text:style-name="T59"/></text:p>
          </table:table-cell>
          <table:table-cell table:style-name="Tabla8.F5" office:value-type="string">
            <text:p text:style-name="P122" loext:marker-style-name="T58"><text:span text:style-name="T60">Pedro</text:span><text:span text:style-name="T60"/></text:p>
          </table:table-cell>
          <table:table-cell table:style-name="Tabla8.G5" office:value-type="string">
            <text:p text:style-name="P83" loext:marker-style-name="T58"><text:span text:style-name="T60">12/09/2024</text:span><text:span text:style-name="T60"/></text:p>
          </table:table-cell>
        </table:table-row>
        <table:table-row table:style-name="Tabla8.6">
          <table:table-cell table:style-name="Tabla8.A6" office:value-type="string">
            <text:p text:style-name="P156" loext:marker-style-name="T58"><text:span text:style-name="T59">5</text:span><text:span text:style-name="T59"/></text:p>
          </table:table-cell>
          <table:table-cell table:style-name="Tabla8.B6" office:value-type="string">
            <text:p text:style-name="P132" loext:marker-style-name="T58"><text:span text:style-name="T58">testeo</text:span><text:span text:style-name="T71"> </text:span><text:span text:style-name="T60">login</text:span></text:p>
          </table:table-cell>
          <table:table-cell table:style-name="Tabla8.C6" office:value-type="string">
            <text:p text:style-name="P156" loext:marker-style-name="T58"><text:span text:style-name="T59">5</text:span><text:span text:style-name="T59"/></text:p>
          </table:table-cell>
          <table:table-cell table:style-name="Tabla8.D6" office:value-type="string">
            <text:p text:style-name="P132" loext:marker-style-name="T58"><text:span text:style-name="T60">María</text:span><text:span text:style-name="T60"/></text:p>
          </table:table-cell>
          <table:table-cell table:style-name="Tabla8.E6" office:value-type="string">
            <text:p text:style-name="P133" loext:marker-style-name="T58"><text:span text:style-name="T59">6</text:span><text:span text:style-name="T59"/></text:p>
          </table:table-cell>
          <table:table-cell table:style-name="Tabla8.F6" office:value-type="string">
            <text:p text:style-name="P130" loext:marker-style-name="T58"><text:span text:style-name="T60">Eleonor</text:span><text:span text:style-name="T60"/></text:p>
          </table:table-cell>
          <table:table-cell table:style-name="Tabla8.G6" office:value-type="string">
            <text:p text:style-name="P133" loext:marker-style-name="T58"><text:span text:style-name="T60">16/12/2024</text:span><text:span text:style-name="T60"/></text:p>
          </table:table-cell>
        </table:table-row>
      </table:table>
      <text:p text:style-name="P157">CP<text:span text:style-name="T26"> {id_tarea}</text:span></text:p>
      <text:p text:style-name="P158"/>
      <text:h text:style-name="Heading_20_1" text:outline-level="2">EJERCICIO<text:span text:style-name="T39"> 8</text:span></text:h>
      <text:p text:style-name="P159">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60" loext:marker-style-name="T52"><draw:frame draw:style-name="fr1" draw:name="Image 9" text:anchor-type="char" svg:x="2.485cm" svg:y="0.743cm" svg:width="16.171cm" svg:height="5.801cm" draw:z-index="22"><draw:image xlink:href="Pictures/10000000000002BE000000FCA877D185.png" xlink:type="simple" xlink:show="embed" xlink:actuate="onLoad" draw:mime-type="image/png"/></draw:frame></text:p>
      <text:p text:style-name="P161"/>
      <text:p text:style-name="P162">La<text:span text:style-name="T50"> </text:span>clave<text:span text:style-name="T51"> </text:span>primaria<text:span text:style-name="T50"> </text:span>es<text:span text:style-name="T51"> </text:span><text:span text:style-name="T26">código</text:span></text:p>
      <text:p text:style-name="P163"/>
      <text:p text:style-name="P138"/>
      <text:h text:style-name="Heading_20_1" text:outline-level="2">EJERCICIO<text:span text:style-name="T39"> 9</text:span></text:h>
      <text:p text:style-name="P164">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65"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66" loext:marker-style-name="T3"><text:span text:style-name="T11">Num_exp</text:span><text:span text:style-name="T11"/></text:p>
          </table:table-cell>
          <table:table-cell table:style-name="Tabla10.A1" office:value-type="string">
            <text:p text:style-name="P166" loext:marker-style-name="T3"><text:span text:style-name="T11">Nombre</text:span><text:span text:style-name="T11"/></text:p>
          </table:table-cell>
          <table:table-cell table:style-name="Tabla10.A1" office:value-type="string">
            <text:p text:style-name="P166" loext:marker-style-name="T3"><text:span text:style-name="T11">Num_Hab</text:span><text:span text:style-name="T11"/></text:p>
          </table:table-cell>
          <table:table-cell table:style-name="Tabla10.A1" office:value-type="string">
            <text:p text:style-name="P167" loext:marker-style-name="T3"><text:span text:style-name="T11">Telef.</text:span><text:span text:style-name="T11"/></text:p>
          </table:table-cell>
          <table:table-cell table:style-name="Tabla10.A1" office:value-type="string">
            <text:p text:style-name="P167" loext:marker-style-name="T3"><text:span text:style-name="T11">Cod_Asig</text:span><text:span text:style-name="T11"/></text:p>
          </table:table-cell>
          <table:table-cell table:style-name="Tabla10.A1" office:value-type="string">
            <text:p text:style-name="P168" loext:marker-style-name="T3"><text:span text:style-name="T11">Nom_asi </text:span><text:span text:style-name="T4">g</text:span></text:p>
          </table:table-cell>
          <table:table-cell table:style-name="Tabla10.A1" office:value-type="string">
            <text:p text:style-name="P167" loext:marker-style-name="T3"><text:span text:style-name="T11">Conv.</text:span><text:span text:style-name="T11"/></text:p>
          </table:table-cell>
          <table:table-cell table:style-name="Tabla10.A1" office:value-type="string">
            <text:p text:style-name="P167"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69" loext:marker-style-name="T2"><text:span text:style-name="T28">ALG </text:span><text:span text:style-name="T12">CAL </text:span><text:span text:style-name="T9">CAL</text:span></text:p>
          </table:table-cell>
          <table:table-cell table:style-name="Tabla10.F2" office:value-type="string">
            <text:p text:style-name="P170" loext:marker-style-name="T2"><text:span text:style-name="T12">Álgebra </text:span><text:span text:style-name="T14">Cálculo Cálculo</text:span></text:p>
          </table:table-cell>
          <table:table-cell table:style-name="Tabla10.G2" office:value-type="string">
            <text:p text:style-name="P171"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72" loext:marker-style-name="T2"><text:span text:style-name="T28">ALG ALG</text:span><text:span text:style-name="T28"/></text:p>
          </table:table-cell>
          <table:table-cell table:style-name="Tabla10.F3" office:value-type="string">
            <text:p text:style-name="P173" loext:marker-style-name="T2"><text:span text:style-name="T12">Álgebra Álgebra</text:span><text:span text:style-name="T12"/></text:p>
          </table:table-cell>
          <table:table-cell table:style-name="Tabla10.G3" office:value-type="string">
            <text:p text:style-name="P174"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75">Notas:</text:p>
      <text:list text:style-name="WWNum2">
        <text:list-item>
          <text:p text:style-name="P176"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77" loext:marker-style-name="T2"><text:span text:style-name="T2">La habitación asignada a los alumnos se almacena en el atributo num_hab, la cual dispone de un número de teléfono, telef</text:span><text:span text:style-name="T2"/></text:p>
        </text:list-item>
        <text:list-item>
          <text:p text:style-name="P178"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79"/>
      <text:h text:style-name="Heading_20_1" text:outline-level="2">EJERCICIO<text:span text:style-name="T39"> </text:span><text:span text:style-name="T42">10</text:span></text:h>
      <text:p text:style-name="P180">Normalizar<text:span text:style-name="T72"> </text:span>la<text:span text:style-name="T41"> </text:span>siguiente<text:span text:style-name="T41"> </text:span>relación<text:span text:style-name="T41"> </text:span>hasta<text:span text:style-name="T41"> </text:span><text:span text:style-name="T42">3FN</text:span></text:p>
      <text:p text:style-name="P181"><text:span text:style-name="T20">HOSPITALIZACIÓN</text:span><text:span text:style-name="T73"> </text:span>(NSS,<text:span text:style-name="T74"> </text:span>COD_CAMA,<text:span text:style-name="T74"> </text:span>COD_DOCTOR,<text:span text:style-name="T74"> </text:span>NOM_DOCTOR,<text:span text:style-name="T74"> </text:span>{EQUIPO_ATS},<text:span text:style-name="T74"> </text:span>FECHA, OBSERVACIONES, PRESCRIPCIÓN)</text:p>
      <text:p text:style-name="P182">CP:<text:span text:style-name="T42"> </text:span>{<text:span text:style-name="T50"> </text:span>NSS,<text:span text:style-name="T50"> </text:span>COD_CAMA<text:span text:style-name="T50"> </text:span><text:span text:style-name="T39">}</text:span></text:p>
      <text:p text:style-name="P183">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184">Restricciones:</text:p>
      <text:list text:continue-numbering="true" text:style-name="WWNum2">
        <text:list-item>
          <text:p text:style-name="P185"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85"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85"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85"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5"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20"><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table:table-cell></table:table-row></table:table><text:p text:style-name="Text_20_body"/></draw:text-box></draw:frame><draw:custom-shape text:anchor-type="char" draw:z-index="8"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loext:table-cell></loext:table-row></loext: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0"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2"><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9"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8" text:anchor-type="char" svg:x="2.588cm" svg:y="2.164cm" svg:width="0.981cm" svg:height="1.296cm" draw:z-index="21"><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6"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13"><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4T17:01:26.845683200</dc:date>
    <meta:editing-duration>PT1H55M36S</meta:editing-duration>
    <meta:generator>LibreOffice/25.2.6.2$Windows_X86_64 LibreOffice_project/729c5bfe710f5eb71ed3bbde9e06a6065e9c6c5d</meta:generator>
    <meta:editing-cycles>33</meta:editing-cycles>
    <meta:document-statistic meta:table-count="12" meta:image-count="6" meta:object-count="0" meta:page-count="7" meta:paragraph-count="349" meta:word-count="1093" meta:character-count="7196" meta:non-whitespace-character-count="6455"/>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